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35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refire_summary_sonne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umber of Error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rg.openqa.selenium.ElementClickInterceptedExcep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rg.openqa.selenium.InvalidElementStateEx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.openqa.selenium.InvalidSelectorExce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.openqa.selenium.NoSuchElementExcep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rg.openqa.selenium.StaleElementReferenceExcep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g.openqa.selenium.TimeoutExceptio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Failur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rg.opentest4j.AssertionFailedError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  <table:database-ranges>
        <table:database-range table:name="__Anonymous_Sheet_DB__0" table:target-range-address="surefire_summary_sonnet.A3:surefire_summary_sonnet.B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00:29:10.283478094</dc:date>
    <meta:editing-duration>PT5M4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